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office:version="1.2">
  <office:automatic-styles/>
  <office:body>
    <office:spreadsheet>
      <table:table table:name="Feuille1">
        <table:table-row>
          <table:table-cell office:value-type="string">
            <text:p>FRP société</text:p>
          </table:table-cell>
          <table:table-cell office:value-type="string">
            <text:p>FRP opposant</text:p>
          </table:table-cell>
          <table:table-cell office:value-type="string">
            <text:p>Montant</text:p>
          </table:table-cell>
          <table:table-cell office:value-type="string">
            <text:p>Date d’effet = date réception SATD</text:p>
          </table:table-cell>
          <table:table-cell office:value-type="string">
            <text:p>Réf jugement validité = réf SATD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143">
            <text:p>143</text:p>
          </table:table-cell>
          <table:table-cell office:value-type="date" office:date-value="2022-12-19">
            <text:p>2022-12-19</text:p>
          </table:table-cell>
          <table:table-cell office:value-type="string">
            <text:p>SATD13</text:p>
          </table:table-cell>
          <table:table-cell office:value-type="string">
            <text:p>X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34">
            <text:p>34</text:p>
          </table:table-cell>
          <table:table-cell office:value-type="date" office:date-value="2022-12-20">
            <text:p>2022-12-20</text:p>
          </table:table-cell>
          <table:table-cell office:value-type="string">
            <text:p>SATD14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87">
            <text:p>87</text:p>
          </table:table-cell>
          <table:table-cell office:value-type="date" office:date-value="2022-12-21">
            <text:p>2022-12-21</text:p>
          </table:table-cell>
          <table:table-cell office:value-type="string">
            <text:p>SATD15</text:p>
          </table:table-cell>
        </table:table-row>
        <table:table-row/>
        <table:table-row/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